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trebuchet ms" svg:font-family="'trebuchet ms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officeooo:paragraph-rsid="0000253f"/>
    </style:style>
    <style:style style:name="P2" style:family="paragraph" style:parent-style-name="Text_20_body" style:list-style-name="L2">
      <style:paragraph-properties fo:text-align="start" style:justify-single-word="false"/>
      <style:text-properties officeooo:paragraph-rsid="000169a9"/>
    </style:style>
    <style:style style:name="P3" style:family="paragraph" style:parent-style-name="Text_20_body">
      <style:paragraph-properties fo:text-align="start" style:justify-single-word="false"/>
      <style:text-properties officeooo:rsid="0000253f" officeooo:paragraph-rsid="0000253f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00253f" officeooo:paragraph-rsid="0000253f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0169a9" officeooo:paragraph-rsid="000169a9"/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7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0253f"/>
    </style:style>
    <style:style style:name="T2" style:family="text">
      <style:text-properties fo:color="#000000" style:font-name="trebuchet ms"/>
    </style:style>
    <style:style style:name="T3" style:family="text">
      <style:text-properties fo:color="#000000" style:font-name="trebuchet ms" officeooo:rsid="0000253f"/>
    </style:style>
    <style:style style:name="T4" style:family="text">
      <style:text-properties fo:color="#000000" style:font-name="trebuchet ms" officeooo:rsid="000169a9"/>
    </style:style>
    <style:style style:name="T5" style:family="text">
      <style:text-properties fo:color="#000000" style:font-name="trebuchet ms" officeooo:rsid="00030966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R4W Maintenance</text:h>
      <text:p text:style-name="P6"><text:span text:style-name="T6"/></text:p>
      <text:list xml:id="list2040858985562036084" text:style-name="L2">
        <text:list-item>
          <text:p text:style-name="P1"><text:span text:style-name="T1">4.30.0 <text:tab/></text:span><text:span text:style-name="T2">When two radios are active, bandmap now follows the last radio radio<text:tab/>to be tuned or Alt-D carried out</text:span></text:p>
        </text:list-item>
        <text:list-item>
          <text:p text:style-name="P4"><text:span text:style-name="T2">4.30.1<text:tab/><text:tab/>Force Dupecheck after SwapRadios</text:span></text:p>
        </text:list-item>
        <text:list-item>
          <text:p text:style-name="P1"><text:span text:style-name="T3">4.30.2<text:tab/><text:tab/></text:span><text:span text:style-name="T2">Fix ADIF so no intervening spaces between elements</text:span></text:p>
        </text:list-item>
        <text:list-item>
          <text:p text:style-name="P1"><text:span text:style-name="T3">4.30.3<text:tab/><text:tab/></text:span><text:span text:style-name="T2">Added new FILE/EXPORT/CSV menu option.</text:span></text:p>
        </text:list-item>
        <text:list-item>
          <text:p text:style-name="P1"><text:span text:style-name="T3">4.30.4<text:tab/><text:tab/>OnAirTime window changed to</text:span><text:span text:style-name="T2"> indicate total time TR4W has been running</text:span></text:p>
        </text:list-item>
        <text:list-item>
          <text:p text:style-name="P1"><text:span text:style-name="T3">4.30.5<text:tab/><text:tab/></text:span><text:span text:style-name="T2">Changed the BandMapMultsOnly filter in uSpots to pass C</text:span><text:span text:style-name="T3">Q</text:span><text:span text:style-name="T2">'s as well as <text:tab/>mults. C</text:span><text:span text:style-name="T3">Q</text:span><text:span text:style-name="T2">'s now displayed correctly in bandmap, regardless of mults setting</text:span></text:p>
        </text:list-item>
        <text:list-item>
          <text:p text:style-name="P1"><text:span text:style-name="T3">4.30.6<text:tab/><text:tab/>CQInactiveRig fails to Dupecheck after swapradios</text:span></text:p>
        </text:list-item>
        <text:list-item>
          <text:p text:style-name="P4"><text:span text:style-name="T2">4.30.7<text:tab/><text:tab/></text:span><text:span text:style-name="T4">Increase uTelnet buffer size to accommodate larger filter commands</text:span></text:p>
        </text:list-item>
        <text:list-item>
          <text:p text:style-name="P5"><text:span text:style-name="T2">4.30.8<text:tab/><text:tab/>Add Marcon Memorial Contest</text:span></text:p>
        </text:list-item>
        <text:list-item>
          <text:p text:style-name="P5"><text:span text:style-name="T2">4.30.9<text:tab/><text:tab/>Change CTRL-J BEEP ENABLE to FALSE </text:span></text:p>
        </text:list-item>
        <text:list-item>
          <text:p text:style-name="P5"><text:span text:style-name="T2">4.31.0<text:tab/><text:tab/>Garbage in azimuth field</text:span></text:p>
        </text:list-item>
        <text:list-item>
          <text:p text:style-name="P2"><text:span text:style-name="T4">4.31.1<text:tab/><text:tab/></text:span><text:span text:style-name="T2">Contest.CFG needs to have precedence over COMMONMESSAGES.ini</text:span></text:p>
        </text:list-item>
        <text:list-item>
          <text:p text:style-name="P2"><text:span text:style-name="T4">4.31.2<text:tab/><text:tab/></text:span><text:span text:style-name="T2">WRTC counting both Dom and Dx mult shoud be either/or</text:span></text:p>
        </text:list-item>
        <text:list-item>
          <text:p text:style-name="P5"><text:span text:style-name="T2">4.31.3<text:tab/><text:tab/>Issue warning if transceiver in SPLIT mode</text:span></text:p>
        </text:list-item>
        <text:list-item>
          <text:p text:style-name="P2"><text:span text:style-name="T4">4.31.4<text:tab/><text:tab/></text:span><text:span text:style-name="T2">Issue warning if </text:span><text:span text:style-name="T4">WAG </text:span><text:span text:style-name="T2">contest specific portion of band exceeded</text:span></text:p>
        </text:list-item>
        <text:list-item>
          <text:p text:style-name="P5"><text:span text:style-name="T2">4.31.5<text:tab/><text:tab/>Restore message precedence to defaults,CFG, Common Messages <text:tab/><text:tab/>(lowest to highest priority)</text:span></text:p>
        </text:list-item>
        <text:list-item>
          <text:p text:style-name="P2"><text:span text:style-name="T4">4.31.6<text:tab/><text:tab/></text:span><text:span text:style-name="T2">QSO Point Method for Marconi Memorial fails</text:span></text:p>
        </text:list-item>
        <text:list-item>
          <text:p text:style-name="P2"><text:span text:style-name="T4">4.31.7<text:tab/><text:tab/></text:span><text:span text:style-name="T2">EXCHANGE MEMORY ENABLE = TRUE </text:span><text:span text:style-name="T5">may </text:span><text:span text:style-name="T2">force erroneous </text:span><text:span text:style-name="T5">exchange window </text:span><text:span text:style-name="T2">prefix <text:s/>'/' when exchange memory exploited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trebuchet ms" svg:font-family="'trebuchet ms'"/>
    <style:font-face style:name="FreeSans1" svg:font-family="FreeSans" style:font-family-generic="swiss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09:34:55.982463359</meta:creation-date>
    <dc:date>2014-07-27T10:11:05.504589452</dc:date>
    <meta:editing-duration>PT5M29S</meta:editing-duration>
    <meta:editing-cycles>2</meta:editing-cycles>
    <meta:generator>LibreOffice/4.1.4.2$Linux_x86 LibreOffice_project/410m0$Build-2</meta:generator>
    <meta:document-statistic meta:table-count="0" meta:image-count="0" meta:object-count="0" meta:page-count="1" meta:paragraph-count="19" meta:word-count="205" meta:character-count="1273" meta:non-whitespace-character-count="1082"/>
  </office:meta>
</office:document-meta>
</file>